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5e30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8">Padre</text:p>
            </table:table-cell>
            <table:table-cell table:style-name="Tabella2.A1" office:value-type="string">
              <text:p text:style-name="P18">OC</text:p>
            </table:table-cell>
            <table:table-cell table:style-name="Tabella2.A1" office:value-type="string">
              <text:p text:style-name="P18">Mag<text:span text:style-name="T15">azz</text:span>.</text:p>
            </table:table-cell>
            <table:table-cell table:style-name="Tabella2.A1" office:value-type="string">
              <text:p text:style-name="P30">Di cui pronti</text:p>
            </table:table-cell>
            <table:table-cell table:style-name="Tabella2.A1" office:value-type="string">
              <text:p text:style-name="P18">N<text:span text:style-name="T13">eg</text:span></text:p>
            </table:table-cell>
            <table:table-cell table:style-name="Tabella2.A1" office:value-type="string">
              <text:p text:style-name="P19">DB</text:p>
            </table:table-cell>
            <table:table-cell table:style-name="Tabella2.G1" table:number-columns-spanned="5" office:value-type="string">
              <text:p text:style-name="P19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9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1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1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0">#</text:p>
            </table:table-cell>
            <table:table-cell table:style-name="Tabella2.G2" office:value-type="string">
              <text:p text:style-name="P21">Codice</text:p>
            </table:table-cell>
            <table:table-cell table:style-name="Tabella2.G2" office:value-type="string">
              <text:p text:style-name="P22">Fabb<text:span text:style-name="T10">is.</text:span> *</text:p>
            </table:table-cell>
            <table:table-cell table:style-name="Tabella2.G2" office:value-type="string">
              <text:p text:style-name="P25">Mag<text:span text:style-name="T15">azz</text:span>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20">#</text:p>
            </table:table-cell>
            <table:table-cell table:style-name="Tabella2.L2" office:value-type="string">
              <text:p text:style-name="P23">Tubo</text:p>
            </table:table-cell>
            <table:table-cell table:style-name="Tabella2.L2" office:value-type="string">
              <text:p text:style-name="P26">Fabb<text:span text:style-name="T10">is.</text:span> <text:span text:style-name="T4">*</text:span></text:p>
            </table:table-cell>
            <table:table-cell table:style-name="Tabella2.L2" office:value-type="string">
              <text:p text:style-name="P24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7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3"><text:placeholder text:placeholder-type="text">&lt;record[0]&gt;</text:placeholder></text:p>
          </table:table-cell>
          <table:table-cell table:style-name="Tabella2.B4" office:value-type="string">
            <text:p text:style-name="P9"><text:placeholder text:placeholder-type="text">&lt;record[1]&gt;</text:placeholder></text:p>
          </table:table-cell>
          <table:table-cell table:style-name="Tabella2.C4" office:value-type="string">
            <text:p text:style-name="P9"><text:placeholder text:placeholder-type="text">&lt;record[2]&gt;</text:placeholder></text:p>
          </table:table-cell>
          <table:table-cell table:style-name="Tabella2.A4" office:value-type="string">
            <text:p text:style-name="P10"><text:placeholder text:placeholder-type="text">&lt;record[3]&gt;</text:placeholder></text:p>
          </table:table-cell>
          <table:table-cell table:style-name="Tabella2.A4" office:value-type="string">
            <text:p text:style-name="P14"><text:placeholder text:placeholder-type="text">&lt;record[5] or ''&gt;</text:placeholder></text:p>
          </table:table-cell>
          <table:table-cell table:style-name="Tabella2.A4" office:value-type="string">
            <text:p text:style-name="P14"><text:placeholder text:placeholder-type="text">&lt;record[6] or ''&gt;</text:placeholder></text:p>
          </table:table-cell>
          <table:table-cell table:style-name="Tabella2.A4" office:value-type="string">
            <text:p text:style-name="P9"><text:placeholder text:placeholder-type="text">&lt;record[7]&gt;</text:placeholder></text:p>
          </table:table-cell>
          <table:table-cell table:style-name="Tabella2.A4" office:value-type="string">
            <text:p text:style-name="P12"><text:placeholder text:placeholder-type="text">&lt;record[8]&gt;</text:placeholder></text:p>
          </table:table-cell>
          <table:table-cell table:style-name="Tabella2.I4" office:value-type="string">
            <text:p text:style-name="P7"><text:placeholder text:placeholder-type="text">&lt;record[9]&gt;</text:placeholder></text:p>
          </table:table-cell>
          <table:table-cell table:style-name="Tabella2.C4" office:value-type="string">
            <text:p text:style-name="P7"><text:placeholder text:placeholder-type="text">&lt;record[10]&gt;</text:placeholder></text:p>
          </table:table-cell>
          <table:table-cell table:style-name="Tabella2.B4" office:value-type="string">
            <text:p text:style-name="P8"><text:placeholder text:placeholder-type="text">&lt;record[11]&gt;</text:placeholder></text:p>
          </table:table-cell>
          <table:table-cell table:style-name="Tabella2.A4" office:value-type="string">
            <text:p text:style-name="P7"><text:placeholder text:placeholder-type="text">&lt;record[13]&gt;</text:placeholder></text:p>
          </table:table-cell>
          <table:table-cell table:style-name="Tabella2.A4" office:value-type="string">
            <text:p text:style-name="P12"><text:placeholder text:placeholder-type="text">&lt;record[14]&gt;</text:placeholder></text:p>
          </table:table-cell>
          <table:table-cell table:style-name="Tabella2.I4" office:value-type="string">
            <text:p text:style-name="P7"><text:placeholder text:placeholder-type="text">&lt;record[15]&gt;</text:placeholder></text:p>
          </table:table-cell>
          <table:table-cell table:style-name="Tabella2.C4" office:value-type="string">
            <text:p text:style-name="P7"><text:placeholder text:placeholder-type="text">&lt;record[16]&gt;</text:placeholder></text:p>
          </table:table-cell>
          <table:table-cell table:style-name="Tabella2.P4" office:value-type="string">
            <text:p text:style-name="P7"><text:placeholder text:placeholder-type="text">&lt;record[17]&gt;</text:placeholder></text:p>
          </table:table-cell>
          <table:table-cell table:style-name="Tabella2.Q4" office:value-type="string">
            <text:p text:style-name="P11"><text:span text:style-name="T11"><text:placeholder text:placeholder-type="text">&lt;'' if record[12] or record[19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35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9T12:22:24.269892206</dc:date>
    <dc:creator>thebrush </dc:creator>
    <meta:editing-duration>P1DT31M57S</meta:editing-duration>
    <meta:editing-cycles>205</meta:editing-cycles>
    <meta:document-statistic meta:table-count="1" meta:image-count="0" meta:object-count="0" meta:page-count="1" meta:paragraph-count="47" meta:word-count="112" meta:character-count="808" meta:non-whitespace-character-count="696"/>
  </office:meta>
</office:document-meta>
</file>